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style: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style: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87b805"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887b805"/>
    </style:style>
    <style:style style:name="P39"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40"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7b805" style:font-size-asian="12pt" style:font-style-asian="normal" style:font-weight-asian="bold" style:font-size-complex="12pt" style:font-style-complex="normal" style:font-weight-complex="bold"/>
    </style:style>
    <style:style style:name="P41"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55722" style:font-size-asian="12pt" style:font-style-asian="normal" style:font-weight-asian="bold" style:font-size-complex="12pt" style:font-style-complex="normal" style:font-weight-complex="bold"/>
    </style:style>
    <style:style style:name="P4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5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6"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57"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58"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59"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60"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61" style:family="paragraph" style:parent-style-name="Text_20_body" style:master-page-name="">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62" style:family="paragraph" style:parent-style-name="Text_20_body"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3" style:family="paragraph" style:parent-style-name="Heading_20_1"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64"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65"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6"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7b805" style:font-size-asian="12pt" style:font-style-asian="normal" style:font-weight-asian="normal" style:font-size-complex="12pt" style:font-style-complex="normal" style:font-weight-complex="normal"/>
    </style:style>
    <style:style style:name="P70"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71"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7b805"/>
    </style:style>
    <style:style style:name="P72"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ab765"/>
    </style:style>
    <style:style style:name="P73"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b0c17"/>
    </style:style>
    <style:style style:name="P74" style:family="paragraph" style:parent-style-name="Standard" style:list-style-name="L1">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75" style:family="paragraph" style:parent-style-name="Standard" style:list-style-name="L2">
      <loext:graphic-properties draw:fill="none"/>
      <style:paragraph-properties fo:margin-top="0cm" fo:margin-bottom="0cm" style: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618191e" officeooo:paragraph-rsid="08855722"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618191e" officeooo:paragraph-rsid="0887b805"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887b805" officeooo:paragraph-rsid="0887b805"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8751c6" style:font-size-asian="12pt" style:font-style-asian="normal" style:font-weight-asian="normal" style:font-size-complex="12pt" style:font-style-complex="normal" style:font-weight-complex="normal"/>
    </style:style>
    <style:style style:name="P80"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8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8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7b805" style:font-size-asian="12pt" style:font-style-asian="normal" style:font-weight-asian="normal" style:font-size-complex="12pt" style:font-style-complex="normal" style:font-weight-complex="normal"/>
    </style:style>
    <style:style style:name="P8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7b805"/>
    </style:style>
    <style:style style:name="P8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ab765"/>
    </style:style>
    <style:style style:name="P8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b0c17"/>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55"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6" style:family="text">
      <style:text-properties style:font-name="Liberation Serif" fo:font-size="12pt" fo:language="es" fo:country="CO" fo:font-style="italic" fo:font-weight="normal" officeooo:rsid="088b0c17" style:font-name-asian="Noto Sans CJK SC Regular" style:font-size-asian="12pt" style:font-style-asian="italic" style:font-weight-asian="normal" style:font-name-complex="FreeSans" style:font-size-complex="12pt" style:font-style-complex="italic" style:font-weight-complex="normal"/>
    </style:style>
    <style:style style:name="T57"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weight="normal" style:font-size-asian="12pt" style:font-weight-asian="normal" style:font-size-complex="12pt" style:font-weight-complex="normal"/>
    </style:style>
    <style:style style:name="T59" style:family="text">
      <style:text-properties style:font-name="Liberation Serif" officeooo:rsid="087b3844"/>
    </style:style>
    <style:style style:name="T60" style:family="text">
      <style:text-properties style:font-name="Liberation Serif" officeooo:rsid="0618191e"/>
    </style:style>
    <style:style style:name="T61" style:family="text">
      <style:text-properties fo:font-variant="normal" fo:text-transform="none" fo:color="#000514" loext:opacity="100%"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514" loext:opacity="100%" style:font-name="Liberation Serif" fo:letter-spacing="normal"/>
    </style:style>
    <style:style style:name="T63" style:family="text">
      <style:text-properties fo:font-variant="normal" fo:text-transform="none" fo:color="#000514" loext:opacity="100%" style:font-name="Liberation Serif" fo:letter-spacing="normal" officeooo:rsid="0618191e"/>
    </style:style>
    <style:style style:name="T64" style:family="text">
      <style:text-properties fo:font-variant="normal" fo:text-transform="none" fo:color="#000514" loext:opacity="100%" style:font-name="Liberation Serif" fo:letter-spacing="normal" fo:font-style="italic" officeooo:rsid="0618191e" style:font-style-asian="italic" style:font-style-complex="italic"/>
    </style:style>
    <style:style style:name="T65" style:family="text">
      <style:text-properties fo:font-variant="normal" fo:text-transform="none" fo:color="#000514" loext:opacity="100%" style:font-name="Liberation Serif" fo:letter-spacing="normal" officeooo:rsid="087d3117"/>
    </style:style>
    <style:style style:name="T66" style:family="text">
      <style:text-properties fo:font-variant="normal" fo:text-transform="none" fo:color="#000514" loext:opacity="100%" style:font-name="Liberation Serif" fo:letter-spacing="normal" officeooo:rsid="087d3117" style:font-name-asian="Noto Sans CJK SC Regular" style:font-name-complex="FreeSans"/>
    </style:style>
    <style:style style:name="T67" style:family="text">
      <style:text-properties fo:font-variant="normal" fo:text-transform="none" fo:color="#000514" loext:opacity="100%" style:font-name="Liberation Serif" fo:letter-spacing="normal" officeooo:rsid="08807b36"/>
    </style:style>
    <style:style style:name="T68" style:family="text">
      <style:text-properties officeooo:rsid="08807b36"/>
    </style:style>
    <style:style style:name="T69" style:family="text">
      <style:text-properties officeooo:rsid="0881bdee"/>
    </style:style>
    <style:style style:name="T70" style:family="text">
      <style:text-properties officeooo:rsid="0887b805"/>
    </style:style>
    <style:style style:name="T71" style:family="text">
      <style:text-properties fo:font-size="12pt" style:font-size-asian="12pt" style:font-size-complex="12pt"/>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officeooo:rsid="088b0c17"/>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
            <text:p text:style-name="P1"/>
            <text:p text:style-name="P13">Informe <text:span text:style-name="T8">de la investigación realizada sobre</text:span></text:p>
            <text:p text:style-name="P14">algunos requisitos no funcionales</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Profesor</text:p>
            <text:p text:style-name="P7">Róbinson Coronado García</text:p>
            <text:p text:style-name="P2"/>
            <text:p text:style-name="P2"/>
            <text:p text:style-name="P1"/>
            <text:p text:style-name="P1"/>
            <text:p text:style-name="P11">Alumno</text:p>
            <text:p text:style-name="P3">Oscar Darío Botero Vargas</text:p>
            <text:p text:style-name="P3">C.C. 71’764,308</text:p>
            <text:p text:style-name="P3"/>
            <text:p text:style-name="P8">Kelly Stefanía Tobón Montoya</text:p>
            <text:p text:style-name="P8">C.C. 1,038,814,926 </text:p>
            <text:p text:style-name="P10"/>
            <text:p text:style-name="P10">Juan Guillrmo Hernádez Alarcón</text:p>
            <text:p text:style-name="P9">C.C. 1,0<text:span text:style-name="T69">2</text:span>8,<text:span text:style-name="T69">034</text:span>,<text:span text:style-name="T69">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p text:style-name="P21"><text:soft-page-break/></text:p>
      <text:p text:style-name="P22">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1"/>
      <text:p text:style-name="P23">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21"/>
      <text:p text:style-name="P21"/>
      <text:p text:style-name="P28">A continuación presento 7 requisitos no funcionales.</text:p>
      <text:p text:style-name="P21"/>
      <text:p text:style-name="P21"/>
      <text:p text:style-name="P34">Adaptabilidad</text:p>
      <text:p text:style-name="P24">El artículo <text:span text:style-name="T3">Adaptability</text:span><text:span text:style-name="T11"> (</text:span>29 <text:span text:style-name="T13">de </text:span>abril <text:span text:style-name="T13">de 2020) dice que:</text:span></text:p>
      <text:p text:style-name="P18">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1"/>
      <text:p text:style-name="P21"/>
      <text:p text:style-name="P35">Transparencia</text:p>
      <text:p text:style-name="P25">El artículo <text:span text:style-name="T4">Transparency (behavior)</text:span><text:span text:style-name="T7"> (8 de julio de 2020) dice que:</text:span></text:p>
      <text:p text:style-name="P19">En el mundo del software informático, el software de código abierto se refiere a la creación de software, al que se puede acceder libremente al código fuente subyacente. Esto permite su uso, estudio y modificación sin restricciones.</text:p>
      <text:p text:style-name="P19"/>
      <text:p text:style-name="P19">En seguridad informática, el debate continúa en cuanto a los méritos relativos de la divulgación completa de las vulnerabilidades de seguridad, frente a un enfoque de seguridad por oscuridad.</text:p>
      <text:p text:style-name="P19"/>
      <text:p text:style-name="P19">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6"/>
      <text:p text:style-name="P26"/>
      <text:p text:style-name="P35"><text:span text:style-name="T22">L</text:span>egibilidad</text:p>
      <text:p text:style-name="P27">Según el artículo <text:span text:style-name="T4">Readability of source code</text:span><text:span text:style-name="T7"> (14 de septiembre de 2020):</text:span></text:p>
      <text:p text:style-name="P19"><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9"/>
      <text:p text:style-name="P19">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9"/>
      <text:p text:style-name="P19">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9"/>
      <text:list xml:id="list4140735388" text:style-name="L1">
        <text:list-item>
          <text:p text:style-name="P74">Diferentes estilos de sangría (espacios en blanco)</text:p>
        </text:list-item>
        <text:list-item>
          <text:p text:style-name="P74">Comentarios</text:p>
        </text:list-item>
        <text:list-item>
          <text:p text:style-name="P74">Descomposición</text:p>
        </text:list-item>
        <text:list-item>
          <text:p text:style-name="P74">Convenciones de nomenclatura para objetos (como variables, clases, procedimientos, etc.)</text:p>
        </text:list-item>
      </text:list>
      <text:p text:style-name="P19"/>
      <text:p text:style-name="P19">Los aspectos de presentación de esto (como sangrías, saltos de línea, resaltado de color, etc.) a menudo son manejados por el editor de código fuente, pero los aspectos de contenido reflejan el talento y las habilidades del programador.</text:p>
      <text:p text:style-name="P19"/>
      <text:p text:style-name="P19">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6"/>
      <text:p text:style-name="P26"/>
      <text:p text:style-name="P36">Entorno de Desarrollo</text:p>
      <text:p text:style-name="P29">Según el artículo <text:span text:style-name="T3">Deployment environment</text:span><text:span text:style-name="T11"> (5 de mayo de 2020):</text:span></text:p>
      <text:p text:style-name="P20">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20"/>
      <text:p text:style-name="P20">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6"/>
      <text:p text:style-name="P37">Soportabilidad</text:p>
      <text:p text:style-name="P30">Según el artículo <text:span text:style-name="T64">Conceptos de Confiabilidad, Mantenibilidad y Soportabilidad</text:span><text:span text:style-name="T3"> </text:span><text:span text:style-name="T11">(</text:span><text:span text:style-name="T59">19</text:span><text:span text:style-name="T60"> de </text:span><text:span text:style-name="T59">abril</text:span><text:span text:style-name="T60"> de 20</text:span><text:span text:style-name="T59">17</text:span><text:span text:style-name="T11">): <text:tab/></text:span></text:p>
      <text:p text:style-name="P64">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59" text:outline-level="1"/>
      <text:h text:style-name="P58" text:outline-level="1"><text:span text:style-name="T62">Según el artículo </text:span><text:span text:style-name="T64">Capturing Architectural Requirement</text:span><text:span text:style-name="T63">s. </text:span><text:span text:style-name="T65">(</text:span><text:span text:style-name="T66">15 de noviembre de 2005</text:span><text:span text:style-name="T65">)</text:span><text:span text:style-name="T63"> </text:span></text:h>
      <text:p text:style-name="P62">La capacidad de soporte se refiere a características tales como capacidad de prueba, adaptabilidad, mantenibilidad, compatibilidad, configurabilidad, instalabilidad, escalabilidad y localización.</text:p>
      <text:p text:style-name="P70"/>
      <text:p text:style-name="P39">Compatibilidad</text:p>
      <text:p text:style-name="P31">Según el artículo <text:span text:style-name="T2">Requisitos no funcionales</text:span><text:span text:style-name="T11">: <text:tab/></text:span></text:p>
      <text:p text:style-name="P65"><text:span text:style-name="T68">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67"/>
      <text:list xml:id="list1806736806" text:style-name="L2">
        <text:list-item>
          <text:p text:style-name="P75">Coexistencia: Capacidad del producto para coexistir con otro software independiente, en un entorno común, compartiendo recursos comunes sin detrimento.</text:p>
          <text:p text:style-name="P75"/>
        </text:list-item>
        <text:list-item>
          <text:p text:style-name="P75">Interoperabilidad: Capacidad de dos o más sistemas o componentes para intercambiar información y utilizar la información intercambiada.</text:p>
        </text:list-item>
      </text:list>
      <text:h text:style-name="P60" text:outline-level="1"/>
      <text:h text:style-name="P63" text:outline-level="1"><text:span text:style-name="T67">Ejemplo: </text:span><text:span text:style-name="T63">El sistema deberá ser compatible con los navegadores Internet Explorer 6 y Mozilla Firefox 3.</text:span></text:h>
      <text:p text:style-name="P80"/>
      <text:p text:style-name="P41">Exactitud o precisión</text:p>
      <text:p text:style-name="P32">Según el artículo <text:span text:style-name="T2">What are Accuracy Requirements?</text:span><text:span text:style-name="T11">: <text:tab/></text:span></text:p>
      <text:p text:style-name="P66">No existe una definición estándar de un requisito no funcional de precisión. Se definirá para cada proyecto donde sea necesario especificarlo. Este principio es válido para todos los requisitos no funcionales.</text:p>
      <text:p text:style-name="P68"/>
      <text:p text:style-name="P68">Un punto general sobre los requisitos de precisión que, en principio, se aplica a todos los requisitos de todos modos: a menudo, el requisito de precisión se indicará como "La solución debe ser 100% precisa".</text:p>
      <text:p text:style-name="P68"/>
      <text:p text:style-name="P68">Ser 100% exacto puede implicar una gran cantidad de verificación y doble verificación (para garantizar que los datos sean correctos), lo que puede hacer que entren en conflicto con otros <text:soft-page-break/>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76"/>
      <text:p text:style-name="P40">Registrabilidad</text:p>
      <text:p text:style-name="P33">Según el artículo <text:span text:style-name="T2">Architectural Requirements</text:span><text:span text:style-name="T11">: <text:tab/></text:span></text:p>
      <text:p text:style-name="P77">Se trata de un requerimiento no funcional que está en el grupo de operabilidad (operability). Nos indica básicamente la capacidad de registrar logs como forma de seguimiento a las transacciones, operaciones o procesos que realiza un sistema.</text:p>
      <text:p text:style-name="P77"/>
      <text:p text:style-name="P69"><text:span text:style-name="T63">L</text:span><text:span text:style-name="T62">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78"/>
      <text:p text:style-name="P40">Understandability</text:p>
      <text:p text:style-name="P38">Según el <text:span text:style-name="T70">documento</text:span> <text:span text:style-name="T2">Non-Functional Requirements</text:span><text:span text:style-name="T11">: <text:tab/></text:span></text:p>
      <text:p text:style-name="P77">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p text:style-name="P79"/>
      <text:h text:style-name="P17" text:outline-level="2">Referencias</text:h>
      <text:p text:style-name="P16"/>
      <text:p text:style-name="P61">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46"/>
      <text:p text:style-name="P47">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45"/>
      <text:p text:style-name="P42"><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48"/>
      <text:p text:style-name="P43"><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49"/>
      <text:p text:style-name="P44"><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50"/>
      <text:p text:style-name="P51"><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51"/>
      <text:h text:style-name="P56" text:outline-level="1"><text:span text:style-name="T61">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5">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58">https://es.scribd.com/document/345774524/Conceptos-de-Confiabilidad-Mantenibilidad-y-Soportabilidad</text:span></text:a></text:h>
      <text:p text:style-name="P52"/>
      <text:h text:style-name="P56" text:outline-level="1"><text:span text:style-name="T61">Capturing Architectural Requirements</text:span><text:span text:style-name="T44">. </text:span><text:span text:style-name="T47">(</text:span><text:span text:style-name="T51">15 de noviembre de 2005</text:span><text:span text:style-name="T47">)</text:span><text:span text:style-name="T44"> En </text:span><text:span text:style-name="Emphasis"><text:span text:style-name="T55">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58">https://www.ibm.com/developerworks/rational/library/4706.html</text:span></text:a></text:h>
      <text:p text:style-name="P53"/>
      <text:h text:style-name="P57" text:outline-level="1"><text:span text:style-name="T61">Requisitos no funcionales</text:span><text:span text:style-name="T44">. En </text:span><text:span text:style-name="T57">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58">https://personales.unican.es/blancobc/apuntesis/modeladoUML/RNF/index.html</text:span></text:a></text:h>
      <text:p text:style-name="P54"/>
      <text:h text:style-name="P57" text:outline-level="1"><text:span text:style-name="T61">Especificación de Requisitos del Sistema</text:span><text:span text:style-name="T44">. </text:span><text:span text:style-name="T47">(</text:span><text:span text:style-name="T48">1</text:span><text:span text:style-name="T51"> de </text:span><text:span text:style-name="T52">marzo</text:span><text:span text:style-name="T51"> de 20</text:span><text:span text:style-name="T52">13</text:span><text:span text:style-name="T47">)</text:span><text:span text:style-name="T44"> </text:span><text:span text:style-name="Emphasis"><text:span text:style-name="T55">site.uottaw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58">http://www.juntadeandalucia.es/servicios/madeja/contenido/recurso/407</text:span></text:a></text:h>
      <text:p text:style-name="P81"/>
      <text:h text:style-name="P71" text:outline-level="1"><text:span text:style-name="T61">Non-Functional Requirements</text:span><text:span text:style-name="T44">. </text:span><text:span text:style-name="T47">(</text:span><text:span text:style-name="T49">12</text:span><text:span text:style-name="T51"> de </text:span><text:span text:style-name="T52">marzo</text:span><text:span text:style-name="T51"> de 20</text:span><text:span text:style-name="T53">08</text:span><text:span text:style-name="T47">)</text:span><text:span text:style-name="T44"> En </text:span><text:span text:style-name="Emphasis"><text:span text:style-name="T55">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text:span text:style-name="T72">https://www.site.uottawa.ca/~bochmann/SEG3101/Notes/SEG3101-ch3-4%20-%20Non-Functional%20Requirements%20-%20Qualities.pdf</text:span></text:a></text:h>
      <text:p text:style-name="P83"><text:span text:style-name="T72"/></text:p>
      <text:h text:style-name="P72" text:outline-level="1"><text:soft-page-break/><text:span text:style-name="T61">Architectural Requirements</text:span><text:span text:style-name="T44">. </text:span><text:span text:style-name="T47">(</text:span><text:span text:style-name="T50">30</text:span><text:span text:style-name="T51"> de </text:span><text:span text:style-name="T54">abril</text:span><text:span text:style-name="T51"> de 20</text:span><text:span text:style-name="T53">0</text:span><text:span text:style-name="T54">4</text:span><text:span text:style-name="T47">)</text:span><text:span text:style-name="T44"> </text:span><text:span text:style-name="T54">IBM</text:span><text:span text:style-name="T44">. </text:span><text:span text:style-name="T45">Recuperado el 1</text:span><text:span text:style-name="T46">8</text:span><text:span text:style-name="T45"> de septiembre de 2020 desde </text:span><text:a xlink:type="simple" xlink:href="https://www.ibm.com/developerworks/rational/library/4708.html" text:style-name="Internet_20_link" text:visited-style-name="Visited_20_Internet_20_Link">https://www.ibm.com/developerworks/rational/library/4708.html</text:a></text:h>
      <text:p text:style-name="P84"><text:span text:style-name="T45"/></text:p>
      <text:h text:style-name="P73" text:outline-level="1"><text:span text:style-name="T61">What are Accuracy Requirements?</text:span><text:span text:style-name="T44"> </text:span><text:span text:style-name="T47">(</text:span><text:span text:style-name="T54">02</text:span><text:span text:style-name="T51"> de </text:span><text:span text:style-name="T54">mayo</text:span><text:span text:style-name="T51"> de 20</text:span><text:span text:style-name="T54">18</text:span><text:span text:style-name="T47">)</text:span><text:span text:style-name="T44"> </text:span><text:span text:style-name="T50">R</text:span><text:span text:style-name="T54">equirements</text:span><text:span text:style-name="T44">. </text:span><text:span text:style-name="T45">Recuperado el 1</text:span><text:span text:style-name="T46">8</text:span><text:span text:style-name="T45"> de septiembre de 2020 desde </text:span><text:a xlink:type="simple" xlink:href="https://requirements.com/Content/What-is/what-are-accuracy-requirements#:~:text=For%20the%20purposes%20of%20this,will%20record%20or%20produce%20data" text:style-name="Internet_20_link" text:visited-style-name="Visited_20_Internet_20_Link">https://requirements.com/Content/What-is/what-are-accuracy-requirements#:~:text=For%20the%20purposes%20of%20this,will%20record%20or%20produce%20data</text:a><text:a xlink:type="simple" xlink:href="https://requirements.com/Content/What-is/what-are-accuracy-requirements#:~:text=For%20the%20purposes%20of%20this,will%20record%20or%20produce%20data." text:style-name="Internet_20_link" text:visited-style-name="Visited_20_Internet_20_Link">.</text:a></text:h>
      <text:p text:style-name="P85"><text:span text:style-name="T45"/></text:p>
      <text:p text:style-name="P84"><text:span text:style-name="T45"/></text:p>
      <text:p text:style-name="P82"/>
      <text:p text:style-name="P81"/>
      <text:p text:style-name="P54"/>
      <text:p text:style-name="P54"/>
      <text:p text:style-name="P54"/>
      <text:p text:style-name="P54"/>
      <text:p text:style-name="P53"/>
      <text:p text:style-name="P55"/>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scar Darío Botero Vargas</meta:initial-creator>
    <meta:creation-date>2019-12-15T15:55:36.764007651</meta:creation-date>
    <dc:date>2020-09-18T22:15:23.969000000</dc:date>
    <meta:editing-duration>P3DT22H58M55S</meta:editing-duration>
    <meta:editing-cycles>1969</meta:editing-cycles>
    <meta:generator>LibreOffice/7.0.1.2$Windows_X86_64 LibreOffice_project/7cbcfc562f6eb6708b5ff7d7397325de9e764452</meta:generator>
    <meta:document-statistic meta:table-count="0" meta:image-count="0" meta:object-count="0" meta:page-count="7" meta:paragraph-count="81" meta:word-count="1915" meta:character-count="13620" meta:non-whitespace-character-count="11778"/>
  </office:meta>
</office:document-meta>
</file>